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5in" fo:margin-left="0.0007in" fo:margin-top="0in" fo:margin-bottom="0in" table:align="left" style:writing-mode="page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Table2" style:family="table">
      <style:table-properties style:width="6.5in" fo:margin-left="0.0007in" fo:margin-top="0in" fo:margin-bottom="0in" table:align="left" style:writing-mode="page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Table3" style:family="table">
      <style:table-properties style:width="6.5in" fo:margin-left="0.0007in" fo:margin-top="0in" fo:margin-bottom="0in" table:align="left" style:writing-mode="page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Table4" style:family="table">
      <style:table-properties style:width="6.5in" fo:margin-left="0.0007in" fo:margin-top="0in" fo:margin-bottom="0in" table:align="left" style:writing-mode="page"/>
    </style:style>
    <style:style style:name="Table4.A" style:family="table-column">
      <style:table-column-properties style:column-width="6.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Table5" style:family="table">
      <style:table-properties style:width="6.5in" fo:margin-left="0.0007in" fo:margin-top="0in" fo:margin-bottom="0in" table:align="left" style:writing-mode="page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Table6" style:family="table">
      <style:table-properties style:width="6.5in" fo:margin-left="0.0007in" fo:margin-top="0in" fo:margin-bottom="0in" table:align="left" style:writing-mode="page"/>
    </style:style>
    <style:style style:name="Table6.A" style:family="table-column">
      <style:table-column-properties style:column-width="6.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Table7" style:family="table">
      <style:table-properties style:width="6.5in" fo:margin-left="0.0007in" fo:margin-top="0in" fo:margin-bottom="0in" table:align="left" style:writing-mode="page"/>
    </style:style>
    <style:style style:name="Table7.A" style:family="table-column">
      <style:table-column-properties style:column-width="6.5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Table8" style:family="table">
      <style:table-properties style:width="6.5in" fo:margin-left="0.0007in" fo:margin-top="0in" fo:margin-bottom="0in" table:align="left" style:writing-mode="page"/>
    </style:style>
    <style:style style:name="Table8.A" style:family="table-column">
      <style:table-column-properties style:column-width="6.5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Table9" style:family="table">
      <style:table-properties style:width="6.5in" fo:margin-left="0.0007in" fo:margin-top="0in" fo:margin-bottom="0in" table:align="left" style:writing-mode="page"/>
    </style:style>
    <style:style style:name="Table9.A" style:family="table-column">
      <style:table-column-properties style:column-width="6.5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Table10" style:family="table">
      <style:table-properties style:width="6.5in" fo:margin-left="0.0007in" fo:margin-top="0in" fo:margin-bottom="0in" table:align="left" style:writing-mode="page"/>
    </style:style>
    <style:style style:name="Table10.A" style:family="table-column">
      <style:table-column-properties style:column-width="6.5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Table11" style:family="table">
      <style:table-properties style:width="6.5in" fo:margin-left="0.0007in" fo:margin-top="0in" fo:margin-bottom="0in" table:align="left" style:writing-mode="page"/>
    </style:style>
    <style:style style:name="Table11.A" style:family="table-column">
      <style:table-column-properties style:column-width="6.5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P1" style:family="paragraph" style:parent-style-name="Standard">
      <style:paragraph-properties fo:margin-top="0in" fo:margin-bottom="0.028in" style:contextual-spacing="false" fo:text-align="center" style:justify-single-word="false"/>
    </style:style>
    <style:style style:name="P2" style:family="paragraph" style:parent-style-name="Standard">
      <style:paragraph-properties fo:margin-top="0in" fo:margin-bottom="0.0835in" style:contextual-spacing="false" fo:text-align="center" style:justify-single-word="false"/>
    </style:style>
    <style:style style:name="P3" style:family="paragraph" style:parent-style-name="Standard">
      <style:paragraph-properties fo:margin-top="0in" fo:margin-bottom="0.0417in" style:contextual-spacing="false"/>
    </style:style>
    <style:style style:name="P4" style:family="paragraph" style:parent-style-name="Standard">
      <style:paragraph-properties fo:margin-top="0.0138in" fo:margin-bottom="0.0138in" style:contextual-spacing="false"/>
    </style:style>
    <style:style style:name="P5" style:family="paragraph" style:parent-style-name="Standard">
      <style:paragraph-properties fo:margin-top="0.139in" fo:margin-bottom="0in" style:contextual-spacing="false"/>
    </style:style>
    <style:style style:name="P6" style:family="paragraph" style:parent-style-name="Standard">
      <style:paragraph-properties fo:margin-top="0.0693in" fo:margin-bottom="0.0417in" style:contextual-spacing="false"/>
    </style:style>
    <style:style style:name="T1" style:family="text">
      <style:text-properties fo:color="#1a1b26" loext:opacity="100%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d41b2c" loext:opacity="100%" fo:font-size="13pt" fo:font-weight="bold" style:font-size-asian="13pt" style:font-weight-asian="bold" style:font-size-complex="13pt" style:font-weight-complex="bold"/>
    </style:style>
    <style:style style:name="T3" style:family="text">
      <style:text-properties fo:color="#d41b2c" loext:opacity="100%" style:font-name="Consolas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T4" style:family="text">
      <style:text-properties fo:color="#64748b" loext:opacity="100%" fo:font-size="8.5pt" style:font-size-asian="8.5pt" style:font-size-complex="8.5pt"/>
    </style:style>
    <style:style style:name="T5" style:family="text">
      <style:text-properties fo:color="#475569" loext:opacity="100%" fo:font-size="10pt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c8d3f5" loext:opacity="100%" style:font-name="Consolas" fo:font-size="9pt" style:font-name-asian="Consolas1" style:font-size-asian="9pt" style:font-name-complex="Consolas1" style:font-size-complex="9pt"/>
    </style:style>
    <style:style style:name="T9" style:family="text">
      <style:text-properties style:font-name="Consolas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T10" style:family="text">
      <style:text-properties fo:color="#6b7b8d" loext:opacity="100%" style:font-name="Consolas" fo:font-size="9pt" style:font-name-asian="Consolas1" style:font-size-asian="9pt" style:font-name-complex="Consolas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ython for Data Analysis &amp; Automation</text:span></text:p>
      <text:p text:style-name="P1"><text:span text:style-name="T2">Python Quick Reference</text:span></text:p>
      <text:p text:style-name="P2"><text:span text:style-name="T4">Abdullah Al Bashit, PhD <text:s/>| <text:s/>Dept. of Bioengineering, Northeastern University <text:s/>| <text:s/>March 27, 2026</text:span></text:p>
      <text:p text:style-name="P3"><text:span text:style-name="T5">A cheat sheet of the Python concepts used in this workshop.</text:span></text:p>
      <text:h text:style-name="Heading_20_2" text:outline-level="2">Variables</text:h>
      <text:p text:style-name="P3"><text:span text:style-name="T6">A variable stores a value. No need to declare types.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8">name = "Condition 2" <text:s text:c="4"/># string (text)</text:span></text:p>
            <text:p text:style-name="P4"><text:span text:style-name="T8">ct <text:s text:c="2"/>= 22.04 <text:s text:c="13"/># float <text:s/>(decimal number)</text:span></text:p>
            <text:p text:style-name="P4"><text:span text:style-name="T8">n <text:s text:c="3"/>= 48 <text:s text:c="17"/># int <text:s text:c="3"/>(whole number)</text:span></text:p>
            <text:p text:style-name="P4"><text:span text:style-name="T8">ok <text:s text:c="2"/>= True <text:s text:c="15"/># bool <text:s text:c="2"/>(True or False)</text:span></text:p>
          </table:table-cell>
        </table:table-row>
      </table:table>
      <text:p text:style-name="P5"/>
      <text:h text:style-name="Heading_20_2" text:outline-level="2">Lists</text:h>
      <text:p text:style-name="P3"><text:span text:style-name="T6">A list holds multiple values in order. Use square brackets </text:span><text:span text:style-name="T9">[ ]</text:span><text:span text:style-name="T6">.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<text:span text:style-name="T8">cts = [22.04, 22.07, 7.78, 7.97]</text:span></text:p>
            <text:p text:style-name="P4"/>
            <text:p text:style-name="P4"><text:span text:style-name="T8">len(cts) <text:s text:c="7"/># 4 <text:s text:c="8"/>(how many items)</text:span></text:p>
            <text:p text:style-name="P4"><text:span text:style-name="T8">cts[0] <text:s text:c="9"/># 22.04 <text:s text:c="4"/>(first item — index starts at 0)</text:span></text:p>
            <text:p text:style-name="P4"><text:span text:style-name="T8">cts[-1] <text:s text:c="8"/># 7.97 <text:s text:c="5"/>(last item)</text:span></text:p>
            <text:p text:style-name="P4"><text:span text:style-name="T8">cts[1:3] <text:s text:c="7"/># [22.07, 7.78] <text:s/>(slice: index 1 up to 3)</text:span></text:p>
          </table:table-cell>
        </table:table-row>
      </table:table>
      <text:p text:style-name="P5"/>
      <text:h text:style-name="Heading_20_2" text:outline-level="2">List Comprehension</text:h>
      <text:p text:style-name="P3"><text:span text:style-name="T6">Build a new list by transforming or filtering another list.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<text:span text:style-name="T8">cts = [22.04, 22.07, 7.78, 7.97]</text:span></text:p>
            <text:p text:style-name="P4"/>
            <text:p text:style-name="P4"><text:span text:style-name="T10"># Double each value</text:span></text:p>
            <text:p text:style-name="P4"><text:span text:style-name="T8">doubled = [x * 2 for x in cts]</text:span></text:p>
            <text:p text:style-name="P4"><text:span text:style-name="T10"># [44.08, 44.14, 15.56, 15.94]</text:span></text:p>
            <text:p text:style-name="P4"/>
            <text:p text:style-name="P4"><text:span text:style-name="T10"># Keep only values above 10</text:span></text:p>
            <text:p text:style-name="P4"><text:span text:style-name="T8">high = [x for x in cts if x &gt; 10]</text:span></text:p>
            <text:p text:style-name="P4"><text:span text:style-name="T10"># [22.04, 22.07]</text:span></text:p>
            <text:p text:style-name="P4"/>
            <text:p text:style-name="P4"><text:span text:style-name="T10"># Pattern: <text:s/>[expression <text:s/>for item in list <text:s/>if condition]</text:span></text:p>
          </table:table-cell>
        </table:table-row>
      </table:table>
      <text:p text:style-name="P5"/>
      <text:h text:style-name="Heading_20_2" text:outline-level="2">Dictionaries</text:h>
      <text:p text:style-name="P3"><text:span text:style-name="T6">Key-value pairs. Use curly braces </text:span><text:span text:style-name="T9">{ }</text:span><text:span text:style-name="T6">. Great for labeled data.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><text:span text:style-name="T8">sample = {"name": "Cond 2 R1", "gene": "Target", "ct": 22.04}</text:span></text:p>
            <text:p text:style-name="P4"/>
            <text:p text:style-name="P4"><text:span text:style-name="T8">sample["ct"] <text:s text:c="6"/># 22.04 <text:s text:c="2"/>(access by key)</text:span></text:p>
            <text:p text:style-name="P4"><text:span text:style-name="T8">sample["name"] <text:s text:c="4"/># "Cond 2 R1"</text:span></text:p>
          </table:table-cell>
        </table:table-row>
      </table:table>
      <text:p text:style-name="P5"/>
      <text:h text:style-name="Heading_20_2" text:outline-level="2">DataFrames (pandas)</text:h>
      <text:p text:style-name="P3"><text:span text:style-name="T6">A DataFrame is a table — like an Excel spreadsheet in Python.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"><text:span text:style-name="T8">import pandas as pd</text:span></text:p>
            <text:p text:style-name="P4"/>
            <text:p text:style-name="P4"><text:span text:style-name="T8">df = pd.DataFrame({</text:span></text:p>
            <text:p text:style-name="P4"><text:span text:style-name="T8"><text:s text:c="4"/>"Sample": ["Cond2 R1", "Cond2 R1"],</text:span></text:p>
            <text:p text:style-name="P4"><text:span text:style-name="T8"><text:s text:c="4"/>"Gene": <text:s text:c="2"/>["Target", <text:s text:c="2"/>"HK"],</text:span></text:p>
            <text:p text:style-name="P4"><text:span text:style-name="T8"><text:s text:c="4"/>"CT": <text:s text:c="4"/>[22.04, <text:s text:c="6"/>7.78]</text:span></text:p>
            <text:p text:style-name="P4"><text:span text:style-name="T8">})</text:span></text:p>
          </table:table-cell>
        </table:table-row>
      </table:table>
      <text:p text:style-name="P6"><text:span text:style-name="T7">Common operations: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<text:span text:style-name="T8">df.head() <text:s text:c="13"/># show first 5 rows</text:span></text:p>
            <text:p text:style-name="P4"><text:span text:style-name="T8">df.shape <text:s text:c="14"/># (rows, columns) <text:s/>e.g. (48, 13)</text:span></text:p>
            <text:p text:style-name="P4"><text:span text:style-name="T8">df.columns.tolist() <text:s text:c="3"/># list of column names</text:span></text:p>
            <text:p text:style-name="P4"><text:span text:style-name="T8">df["CT"] <text:s text:c="13"/># get one column</text:span></text:p>
            <text:p text:style-name="P4"><text:span text:style-name="T8">df["CT"].mean() <text:s text:c="6"/># average of a column</text:span></text:p>
          </table:table-cell>
        </table:table-row>
      </table:table>
      <text:p text:style-name="P5"><text:soft-page-break/></text:p>
      <text:h text:style-name="Heading_20_2" text:outline-level="2">Filtering DataFrames ⭐</text:h>
      <text:p text:style-name="P3"><text:span text:style-name="T6">The most important operation! Put a condition inside brackets.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"><text:span text:style-name="T10"># Exact match</text:span></text:p>
            <text:p text:style-name="P4"><text:span text:style-name="T8">targets = df[df["Gene"] == "Target Gene"]</text:span></text:p>
            <text:p text:style-name="P4"/>
            <text:p text:style-name="P4"><text:span text:style-name="T10"># Comparison</text:span></text:p>
            <text:p text:style-name="P4"><text:span text:style-name="T8">high_ct = df[df["CT"] &gt; 20]</text:span></text:p>
            <text:p text:style-name="P4"/>
            <text:p text:style-name="P4"><text:span text:style-name="T10"># Partial string match</text:span></text:p>
            <text:p text:style-name="P4"><text:span text:style-name="T8">cond2 = df[df["Sample"].str.contains("Condition 2")]</text:span></text:p>
            <text:p text:style-name="P4"/>
            <text:p text:style-name="P4"><text:span text:style-name="T10"># Chain: filter → column → compute</text:span></text:p>
            <text:p text:style-name="P4"><text:span text:style-name="T8">ctrl_mean = df[df["group"]=="Control"]["dCT"].mean()</text:span></text:p>
            <text:p text:style-name="P4"><text:span text:style-name="T10"># <text:s text:c="9"/>^^^^^^^^^^^^^^^^^^^^^^^^ <text:s/>^^^^^ <text:s/>^^^^^^</text:span></text:p>
            <text:p text:style-name="P4"><text:span text:style-name="T10"># <text:s text:c="9"/>filter rows <text:s text:c="14"/>column <text:s/>math</text:span></text:p>
          </table:table-cell>
        </table:table-row>
      </table:table>
      <text:p text:style-name="P5"/>
      <text:h text:style-name="Heading_20_2" text:outline-level="2">Selecting Rows by Position</text:h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"><text:span text:style-name="T8">df.iloc[0] <text:s text:c="8"/># first row</text:span></text:p>
            <text:p text:style-name="P4"><text:span text:style-name="T8">df.iloc[0:3] <text:s text:c="6"/># rows 0, 1, 2</text:span></text:p>
            <text:p text:style-name="P4"><text:span text:style-name="T8">df.iloc[-1] <text:s text:c="7"/># last row</text:span></text:p>
          </table:table-cell>
        </table:table-row>
      </table:table>
      <text:p text:style-name="P5"/>
      <text:h text:style-name="Heading_20_2" text:outline-level="2">f-strings (formatted printing)</text:h>
      <text:p text:style-name="P3"><text:span text:style-name="T6">Put </text:span><text:span text:style-name="T3">f</text:span><text:span text:style-name="T6"> before a string to embed variables inside </text:span><text:span text:style-name="T9">{ }</text:span><text:span text:style-name="T6">.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"><text:span text:style-name="T8">name = "Condition 2"</text:span></text:p>
            <text:p text:style-name="P4"><text:span text:style-name="T8">p = 0.0008</text:span></text:p>
            <text:p text:style-name="P4"/>
            <text:p text:style-name="P4"><text:span text:style-name="T8">print(f"Group: {name}, p-value: {p:.4f}")</text:span></text:p>
            <text:p text:style-name="P4"><text:span text:style-name="T10"># Output: Group: Condition 2, p-value: 0.0008</text:span></text:p>
            <text:p text:style-name="P4"/>
            <text:p text:style-name="P4"><text:span text:style-name="T10"># :.2f = 2 decimal places, <text:s/>:.4f = 4 decimal places</text:span></text:p>
          </table:table-cell>
        </table:table-row>
      </table:table>
      <text:p text:style-name="P5"/>
      <text:h text:style-name="Heading_20_2" text:outline-level="2">Groupby + Aggregate</text:h>
      <text:p text:style-name="P3"><text:span text:style-name="T6">Group rows by a column, then compute stats within each group.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4"><text:span text:style-name="T10"># Average CT per Sample per Gene</text:span></text:p>
            <text:p text:style-name="P4"><text:span text:style-name="T8">avg = df.groupby(["Sample", "Gene"])["CT"].mean()</text:span></text:p>
            <text:p text:style-name="P4"/>
            <text:p text:style-name="P4"><text:span text:style-name="T10"># Summary stats per group</text:span></text:p>
            <text:p text:style-name="P4"><text:span text:style-name="T8">summary = df.groupby("group")["fold"].agg(["mean", "std"])</text:span></text:p>
          </table:table-cell>
        </table:table-row>
      </table:table>
      <text:p text:style-name="P5"/>
      <text:h text:style-name="Heading_20_2" text:outline-level="2">Merge (combining tables)</text:h>
      <text:p text:style-name="P3"><text:span text:style-name="T6">Combine two tables by matching a shared column (like VLOOKUP in Excel).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4"><text:span text:style-name="T10"># target has: Sample, ct_target</text:span></text:p>
            <text:p text:style-name="P4"><text:span text:style-name="T10"># hk has: <text:s text:c="4"/>Sample, ct_hk</text:span></text:p>
            <text:p text:style-name="P4"><text:span text:style-name="T10"># Merge lines them up where Sample matches:</text:span></text:p>
            <text:p text:style-name="P4"><text:span text:style-name="T8">combined = target.merge(hk, on="Sample")</text:span></text:p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1665in" fo:margin-bottom="0.0835in" style:contextual-spacing="false"/>
      <style:text-properties fo:color="#1a1b26" loext:opacity="100%" style:font-name="Arial1" fo:font-family="Arial" style:font-family-generic="swiss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665in" fo:margin-bottom="0.0693in" style:contextual-spacing="false"/>
      <style:text-properties fo:color="#d41b2c" loext:opacity="100%" style:font-name="Arial1" fo:font-family="Arial" style:font-family-generic="swiss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139in" fo:margin-bottom="0.0555in" style:contextual-spacing="false"/>
      <style:text-properties fo:color="#0c3354" loext:opacity="100%" style:font-name="Arial1" fo:font-family="Arial" style:font-family-generic="swiss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dc:creator>Un-named</dc:creator>
    <meta:editing-cycles>1</meta:editing-cycles>
    <meta:creation-date>2026-03-03T00:07:42.939000000</meta:creation-date>
    <dc:date>2026-03-03T00:07:42.939000000</dc:date>
    <meta:document-statistic meta:table-count="11" meta:image-count="0" meta:object-count="0" meta:page-count="2" meta:paragraph-count="81" meta:word-count="472" meta:character-count="3046" meta:non-whitespace-character-count="2386"/>
    <meta:generator>LibreOffice/24.2.7.2$Linux_X86_64 LibreOffice_project/420$Build-2</meta:generator>
  </office:meta>
</office:document-meta>
</file>